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12973*"/>
    </style:style>
    <style:style style:name="Tabella12.B" style:family="table-column">
      <style:table-column-properties style:column-width="1.984cm" style:rel-column-width="17070*"/>
    </style:style>
    <style:style style:name="Tabella12.C" style:family="table-column">
      <style:table-column-properties style:column-width="2.062cm" style:rel-column-width="17737*"/>
    </style:style>
    <style:style style:name="Tabella12.D" style:family="table-column">
      <style:table-column-properties style:column-width="2.064cm" style:rel-column-width="1775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40" style:family="paragraph" style:parent-style-name="Standard">
      <style:text-properties style:font-name="Ubuntu Light" fo:font-size="9pt" style:font-size-asian="9pt" style:font-size-complex="9pt"/>
    </style:style>
    <style:style style:name="P141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42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39"/>
      <text:p text:style-name="P141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45"><text:placeholder text:placeholder-type="text">&lt;variation[0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44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2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3:57:59.605757263</dc:date>
    <meta:editing-duration>P8DT8M12S</meta:editing-duration>
    <meta:editing-cycles>770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591" meta:non-whitespace-character-count="7091"/>
    <meta:user-defined meta:name="Info 1"/>
    <meta:user-defined meta:name="Info 2"/>
    <meta:user-defined meta:name="Info 3"/>
    <meta:user-defined meta:name="Info 4"/>
  </office:meta>
</office:document-meta>
</file>